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RequestValuesExecutor.ApplyRequestValues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RequestValues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RequestValuesExecutor.execute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pplyRequestValuesExecutor.decodeActionComponent( FacesContext facesContext , AbstractUIPage page , Map &lt; String , UIComponent &gt; ajaxCompon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